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HEZEKIAH'S REIGN (20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HEZEKIAH'S REIGN (20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ickness (2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upplication (2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salvation (20:4-7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salvation (20:4-7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Lord's message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Lord's medicine (20:7):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END OF HEZEKIAH'S REIGN (20:1-21):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ickness (20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upplication (20:2-3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alvation (20:4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ign (20:8-1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stupidity (20:12-2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stupidity (20:12-21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flaunting by Hezekiah (20:12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faulting of Hezekiah (20:14-2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END OF HEZEKIAH'S REIGN (20:1-21):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sickness (20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supplication (20:2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salvation (20:4-7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sign (20:8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stupidity (20:12-21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2 KINGS 20-21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END OF HEZEKIAH'S REIGN (20:1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EVIL OF MANASSEH'S AND AMON'S REIGNS (21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EVIL OF MANASSEH'S AND AMON'S REIGNS (21:1-26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Manasseh, Judah's fourteenth ruler (21:1-1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Manasseh, Judah's fourteenth ruler (21:1-17)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His perversions against God (21:1-9, 16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His perversions against God (21:1-9, 16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Manasseh the blasphemer (21:1-5, 7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Manasseh the butcher (21:6, 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Manasseh, Judah's fourteenth ruler (21:1-17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is perversions against God (21:1-9, 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is punishment from God (21:10-15, 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EVIL OF MANASSEH'S AND AMON'S REIGNS (21:1-26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Manasseh, Judah's fourteenth ruler (21:1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Amon, Judah's fifteenth ruler (21:18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Amon, Judah's fifteenth ruler (21:18-26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postasy by Amon (21:18-22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ssassination of Amon (21:23-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EVIL OF MANASSEH'S AND AMON'S REIGNS (21:1-26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Manasseh, Judah's fourteenth ruler (21:1-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mon, Judah's fifteenth ruler (21:18-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KINGS 20-21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END OF HEZEKIAH'S REIGN (20: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EVIL OF MANASSEH'S AND AMON'S REIGNS (21:1-26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0-21 </dc:title>
    <meta:initial-creator>David STRICKLAND</meta:initial-creator>
    <dc:creator>David STRICKLAND</dc:creator>
    <meta:creation-date>2020-02-24T10:49:18Z</meta:creation-date>
    <dc:date>2020-02-24T10:49:18Z</dc:date>
    <meta:template xlink:href="BibleStudy" xlink:type="simple"/>
    <meta:editing-cycles>1</meta:editing-cycles>
    <meta:editing-duration>PT0S</meta:editing-duration>
    <meta:document-statistic meta:paragraph-count="49" meta:word-count="373"/>
  </office:meta>
</office:document-meta>
</file>